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 fo:font-size="12pt" style:font-size-asian="12pt" style:font-size-complex="12pt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Arial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12">do text</text:span></text:p><text:p text:style-name="P5"><text:span text:style-name="T12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4"><text:span text:style-name="T10">do text if not len(self.getApplicants()) &gt; 1</text:span></text:p><text:p text:style-name="P4"><text:span text:style-name="T11">from xhtml(tool.decorateHTML('UrbanAddress',self.getNotariesSignaletic(withaddress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4"><text:span text:style-name="T10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5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><office:annotation><dc:creator>sde </dc:creator><dc:date>2011-07-27T10:02:17</dc:date><text:p text:style-name="P4"><text:span text:style-name="T10">do text</text:span></text:p><text:p text:style-name="P4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3">Correspondant : </text:p>
      <text:p text:style-name="P3"><office:annotation><dc:creator>sde </dc:creator><dc:date>2011-09-28T10:32:43</dc:date><text:p text:style-name="P4"><text:span text:style-name="T12">do text </text:span></text:p><text:p text:style-name="P4"><text:span text:style-name="T12">from xhtml(self.portal_urban.decorateHTML('UrbanBody',self.getFolderManagersSignaletic(withTel=True)))</text:span></text:p></office:annotation></text:p>
      <text:p text:style-name="P3"/>
      <text:p text:style-name="UrbanBody"/>
      <text:p text:style-name="P2"><text:text-input text:description="Notaire-Titre">self.getNotariesSignaletic()</text:text-input></text:p>
      <text:p text:style-name="UrbanBody"/>
      <text:p text:style-name="UrbanBody">Nous vous envoyons, accompagnant la présente, la délibération prise en date <text:text-input text:description="Champs Evénement-Date de la décision">urbanEventObj.getFormattedDate(urbanEventObj.getDecisionDate())</text:text-input> par notre Collège communal, concernant votre demande dont question sous objet.</text:p>
      <text:p text:style-name="UrbanBody"/>
      <text:p text:style-name="UrbanBody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UrbanBody"/>
      <text:p text:style-name="UrbanBody">Demeurant à votre disposition,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4"><text:span text:style-name="T10">do text</text:span></text:p><text:p text:style-name="P4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44:47</dc:date>
    <dc:creator>Simon Delcourt</dc:creator>
    <meta:editing-duration>PT8H19M52S</meta:editing-duration>
    <meta:editing-cycles>52</meta:editing-cycles>
    <meta:generator>LibreOffice/3.5$Linux_x86 LibreOffice_project/350m1$Build-2</meta:generator>
    <meta:document-statistic meta:table-count="0" meta:image-count="0" meta:object-count="0" meta:page-count="1" meta:paragraph-count="21" meta:word-count="130" meta:character-count="1172" meta:non-whitespace-character-count="1070"/>
  </office:meta>
</office:document-meta>
</file>